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ließtext" style:master-page-name="">
      <style:paragraph-properties fo:margin-left="1cm" fo:margin-right="0cm" fo:margin-top="0cm" fo:margin-bottom="0cm" loext:contextual-spacing="false" fo:line-height="0.499cm" fo:text-indent="0cm" style:auto-text-indent="false" style:page-number="auto" style:writing-mode="page">
        <style:tab-stops/>
      </style:paragraph-properties>
      <style:text-properties style:font-name="Arial" fo:font-size="11pt" officeooo:rsid="0020e4ad" officeooo:paragraph-rsid="000ca969" style:font-size-asian="11pt" style:font-size-complex="11pt"/>
    </style:style>
    <style:style style:name="T1" style:family="text">
      <style:text-properties officeooo:rsid="000dff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e Zuwendung darf nur angenommen werden, wenn für einen objektiven, unvoreinge­<text:span text:style-name="T1">nommen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ließtext" style:family="paragraph">
      <style:paragraph-properties style:line-height-at-least="0.459cm"/>
      <style:text-properties fo:font-size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1:47:31.290402040</meta:creation-date>
    <dc:date>2019-01-23T11:51:11.013197874</dc:date>
    <meta:editing-duration>PT3M36S</meta:editing-duration>
    <meta:editing-cycles>2</meta:editing-cycles>
    <meta:generator>LibreOfficeDev/5.4.8.0.0$Linux_X86_64 LibreOffice_project/7be130278c83b68bff0a1c05c61a931340ff8e6c</meta:generator>
    <meta:print-date>2019-01-23T11:50:46.621924602</meta:print-date>
    <meta:document-statistic meta:table-count="0" meta:image-count="0" meta:object-count="0" meta:page-count="1" meta:paragraph-count="1" meta:word-count="11" meta:character-count="89" meta:non-whitespace-character-count="79"/>
  </office:meta>
</office:document-meta>
</file>